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4pt" fo:language="en" fo:country="US" fo:font-weight="bold" style:font-size-asian="14pt" style:font-weight-asian="bold"/>
    </style:style>
    <style:style style:name="P3" style:family="paragraph" style:parent-style-name="Standard" style:master-page-name="Standard">
      <style:paragraph-properties style:page-number="auto"/>
      <style:text-properties fo:font-size="14pt" fo:language="en" fo:country="US" fo:font-weight="bold" style:font-size-asian="14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ffic simulation, a case study</text:p>
      <text:p text:style-name="P1"/>
      <text:p text:style-name="P1">Briefly, the simulation model consists of two connected crossroads controlled by traffic lights, and cars arriving from each road, except for the road connecting the crossings.</text:p>
      <text:p text:style-name="P1"/>
      <text:p text:style-name="P1">In the SIMULA© implementation the two road crossings and the cars are represented as objects of specialized subclasses of the standard Simulation class Process. For each "input" road there is a process which generates cars. In addition, there is a process which optionally connects the execution to real time. This process may also communicate with the user for instance for redefinition or observation (debugging) of the running simulation.</text:p>
      <text:p text:style-name="P1"/>
      <text:p text:style-name="P1">At startup the user must specify the cycle of the traffic lights for each crossing. This is done by first giving the initial state of the traffic lights, and then a sequence of time steps and which lights to switch, ending up in the initial state.</text:p>
      <text:p text:style-name="P1"/>
      <text:p text:style-name="P1">For each road, the distribution of the cars in the directions right, left and straight must be specified. The car generators for the "input" roads use the normal distribution random generator. It takes the average number of seconds between each car, and the standard</text:p>
      <text:p text:style-name="P1">deviation as input.</text:p>
      <text:p text:style-name="P1"/>
      <text:p text:style-name="P1">While the simulation is running, the crossings switch their lights, and the car generators generate cars according to the specification. The cars being generated look around each second and adjust their speed to their surroundings, i.e. the light signal, the car ahead, crossing cars, meeting cars, etc.</text:p>
      <text:p text:style-name="P1"/>
      <text:p text:style-name="P1">When a car drives out of a crossing, the number of cars and the time used to get though the crossing are accumulated for the original road. At program termination, these statistics are written to a file "Traffic.sta".</text:p>
      <text:p text:style-name="P1"/>
      <text:p text:style-name="P1">The simulation program is built upon a module containing utilities for graphical output. This module defines the graphical display of the traffic lights and the cars, and has procedures for switching the lights and for moving the cars.</text:p>
      <text:p text:style-name="P1"/>
      <text:p text:style-name="P1">The two processes controlling the traffic lights have references to the objects for display of the lights on the screen. When the processes switch the lights in the model, they also call the corresponding procedures in the graphical model for update of the screen.</text:p>
      <text:p text:style-name="P1"/>
      <text:p text:style-name="P1">Each of the car processes have a reference to an object for graphical representation of the car. When a car moves or turns in the simulation model, it calls the relevant procedure in the graphical model.</text:p>
      <text:p text:style-name="P1"/>
      <text:p text:style-name="P2">The development of the simulation model</text:p>
      <text:p text:style-name="P1"/>
      <text:p text:style-name="P1">First, I used only one crossroad and cars driving straight through the crossing. At this stage I used some amount of time to develop a procedure adjusting the speed of a car dependent of its own speed and the distance to and speed of the first obstacle ahead (i.e. another car</text:p>
      <text:p text:style-name="P1">or red light).</text:p>
      <text:p text:style-name="P1"/>
      <text:p text:style-name="P1"><text:soft-page-break/>Having avoided most collisions and driving on red light, I decided to include the possibility for turning right. This required some extra features in the graphical module and I had to consider some more situations when moving a car. For instance, I had to check if the position for the right turn was nearer than any of the other obstacles.</text:p>
      <text:p text:style-name="P1"/>
      <text:p text:style-name="P1">When succeeding with the right turn, the next step was the left turn. When a car is going to turn left, it has to wait for the cars in the opposite direction until it has got enough time to turn left. After having implemented this I soon realized that the cars had to do some additional checking. Because, when two cars in opposite directions both wanted to turn left simul­taneous­ly, they would be standing waiting for the other car to get out of the way (typical deadlock). Thus, a car which is going to turn left has to check if there is any car in the opposite direction which is in the crossing and turning left at the movement. If this is the case, the car has to wait until the other car has finished its left turn.</text:p>
      <text:p text:style-name="P1"/>
      <text:p text:style-name="P1">Ambiguous as my boss is, he would like to see how two connected crossings would work. This required some changes in the program structure, since a road now could receive its cars either from at car generator or from the other crossing. The connection of two road­crossings also gave rise to numerous situations which the previous implementation did not cope with. </text:p>
      <text:p text:style-name="P1"/>
      <text:p text:style-name="P1">For instance, when the green light switched from one road to the crossing road, the cars could not just start driving, but had to wait until the crossing cars got out of the roadcross. These crossing cars could in turn be standing in a queue to the other roadcross. In the previous implementation this would be solved by having a long enough period of time between the switching of green lights, since the cars would get out of the cross in a few seconds.</text:p>
      <text:p text:style-name="P1"/>
      <text:p text:style-name="P1">Another example is when one car coming from one of the crossings is going to turn left in the other crossing. This car will be waiting for a chance to turn, and a queue accumulates behind it. If the same thing happens in the opposite direction, we will have a deadlock. This is the same as the one described for one crossing above, only more general. </text:p>
      <text:p text:style-name="P1"/>
      <text:p text:style-name="P1">I have made the cars a bit smarter so they can handle situations like the one in the first example above, but not like the one in the second example. Still, I am able to run many simulations and by experimenting with the configuration of the traffic lights I try to avoid situations like the one in the second examp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b" fo:country="NO"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nb" fo:country="NO"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andardskrift_20_for_20_avsnitt" style:display-name="Standardskrift for avsnit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nnar Syrrist</meta:initial-creator>
    <meta:creation-date>1996-07-08T01:27:00</meta:creation-date>
    <dc:creator>Gunnar Syrrist</dc:creator>
    <dc:date>1996-09-17T20:56:00</dc:date>
    <meta:editing-cycles>3</meta:editing-cycles>
    <meta:editing-duration>PT9M</meta:editing-duration>
    <meta:document-statistic meta:table-count="0" meta:image-count="0" meta:object-count="0" meta:page-count="2" meta:paragraph-count="20" meta:word-count="924" meta:character-count="5283"/>
    <meta:generator>OpenOffice/4.1.5$Win32 OpenOffice.org_project/415m1$Build-9789</meta:generator>
  </office:meta>
</office:document-meta>
</file>